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fo:font-size="16pt" officeooo:rsid="0009dc8a" officeooo:paragraph-rsid="0009dc8a" style:font-size-asian="16pt" style:font-size-complex="16pt"/>
    </style:style>
    <style:style style:name="P2" style:family="paragraph" style:parent-style-name="Standard">
      <style:text-properties fo:font-size="16pt" officeooo:rsid="0009dc8a" officeooo:paragraph-rsid="0009dc8a" style:font-size-asian="16pt" style:font-size-complex="16pt"/>
    </style:style>
    <style:style style:name="P3" style:family="paragraph" style:parent-style-name="Standard">
      <style:text-properties style:font-name="Nimbus Roman" fo:font-size="16pt" fo:font-weight="bold" officeooo:rsid="0009dc8a" officeooo:paragraph-rsid="0009dc8a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Nimbus Roman" fo:font-size="16pt" officeooo:rsid="0009dc8a" officeooo:paragraph-rsid="000b6be3" style:font-size-asian="16pt" style:font-size-complex="16pt"/>
    </style:style>
    <style:style style:name="P5" style:family="paragraph" style:parent-style-name="Standard">
      <style:text-properties style:font-name="Nimbus Roman" fo:font-size="16pt" officeooo:rsid="0009dc8a" officeooo:paragraph-rsid="0009dc8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dash" style:text-underline-width="auto" style:text-underline-color="font-color" fo:font-weight="bold" officeooo:rsid="0009dc8a" officeooo:paragraph-rsid="0009dc8a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d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<text:span text:style-name="T2">ESUME</text:span></text:p>
      <text:p text:style-name="P2"/>
      <text:p text:style-name="P2"/>
      <text:p text:style-name="P3">P Sherley Sonali<text:span text:style-name="T2">`</text:span></text:p>
      <text:p text:style-name="P1">Visakhapatnam</text:p>
      <text:p text:style-name="P1"/>
      <text:p text:style-name="P1">E-mail: sherley21.vizag@gmail.com</text:p>
      <text:p text:style-name="P1">Phone-no. : 1234567890</text:p>
      <text:p text:style-name="P1"/>
      <text:p text:style-name="P1"><text:span text:style-name="T1">Objective</text:span>:</text:p>
      <text:p text:style-name="P1">------------</text:p>
      <text:p text:style-name="P1">A highly motivated and detail-oriented computer science student seeking an internship position to apply and enhance my programming and problem-solving skills in a dynamic and collaborative environment.</text:p>
      <text:p text:style-name="P1"/>
      <text:p text:style-name="P3">Education:</text:p>
      <text:p text:style-name="P1">------------</text:p>
      <text:p text:style-name="P1">Bachelor of Science in Computer Science</text:p>
      <text:p text:style-name="P1">IIIT Hyderabad, Telangana,India</text:p>
      <text:p text:style-name="P1">Expected Graduation: July,2028</text:p>
      <text:p text:style-name="P3"/>
      <text:p text:style-name="P1"><text:span text:style-name="T1">Relevant Courses</text:span>:</text:p>
      <text:p text:style-name="P1">- Data Structures and Algorithms</text:p>
      <text:p text:style-name="P1">- Web Development with HTML, CSS, and JavaScript</text:p>
      <text:p text:style-name="P1">- Database Management Systems</text:p>
      <text:p text:style-name="P1">- Software Engineering</text:p>
      <text:p text:style-name="P1">- Operating Systems</text:p>
      <text:p text:style-name="P1"/>
      <text:p text:style-name="P3">Skills:</text:p>
      <text:p text:style-name="P1">------------</text:p>
      <text:p text:style-name="P1">Programming Languages:</text:p>
      <text:p text:style-name="P1">- Proficient in Java, Python, C++</text:p>
      <text:p text:style-name="P1">- Familiar with JavaScript, HTML, CSS</text:p>
      <text:p text:style-name="P1"/>
      <text:p text:style-name="P3">Web Development:</text:p>
      <text:p text:style-name="P1">- Experience in building responsive and interactive web applications</text:p>
      <text:p text:style-name="P1">- Knowledge of front-end frameworks such as React.js</text:p>
      <text:p text:style-name="P1"><text:soft-page-break/></text:p>
      <text:p text:style-name="P3">Database Management:</text:p>
      <text:p text:style-name="P1">- Hands-on experience with MySQL</text:p>
      <text:p text:style-name="P1">- Understanding of relational database design principles</text:p>
      <text:p text:style-name="P1"/>
      <text:p text:style-name="P3">Software Development Tools:</text:p>
      <text:p text:style-name="P1">- Version control using Git</text:p>
      <text:p text:style-name="P1">- Integrated Development Environments (IDEs) such as IntelliJ and VS Code</text:p>
      <text:p text:style-name="P1"/>
      <text:p text:style-name="P3">Problem Solving:</text:p>
      <text:p text:style-name="P1">- Strong analytical and problem-solving skills</text:p>
      <text:p text:style-name="P1">- Participation in coding competitions and hackathons</text:p>
      <text:p text:style-name="P1"/>
      <text:p text:style-name="P3">Operating Systems:</text:p>
      <text:p text:style-name="P1">- Familiarity with Linux, Windows, and macOS</text:p>
      <text:p text:style-name="P1"/>
      <text:p text:style-name="P3">Projects:</text:p>
      <text:p text:style-name="P1">------------</text:p>
      <text:p text:style-name="P4">1. Online Bookstore Web Application</text:p>
      <text:p text:style-name="P4">-----</text:p>
      <text:p text:style-name="P1"><text:s text:c="3"/>- Developed a full-stack web application for an online bookstore using React.js, Node.js, and MySQL.</text:p>
      <text:p text:style-name="P1"><text:s text:c="3"/>- Implemented user authentication, book catalog, and shopping cart functionalities.</text:p>
      <text:p text:style-name="P1"/>
      <text:p text:style-name="P1">2. Personal Portfolio Website</text:p>
      <text:p text:style-name="P1">-----</text:p>
      <text:p text:style-name="P1"><text:s text:c="3"/>- Designed and developed a responsive personal portfolio website using HTML, CSS, and JavaScript.</text:p>
      <text:p text:style-name="P1"><text:s text:c="3"/>- Showcased projects, skills, and contact information.</text:p>
      <text:p text:style-name="P1">- Participated in code reviews and provided solutions to improve software performance.</text:p>
      <text:p text:style-name="P1"/>
      <text:p text:style-name="P3">Extracurricular Activities:</text:p>
      <text:p text:style-name="P1">------------</text:p>
      <text:p text:style-name="P1"><text:soft-page-break/>- Member of the Computer Science Club, actively participating in coding challenges and workshops.</text:p>
      <text:p text:style-name="P1">- Volunteer at local coding boot-camps, assisting beginners in learning programming concepts.</text:p>
      <text:p text:style-name="P1"/>
      <text:p text:style-name="P3">Reach me out:</text:p>
      <text:p text:style-name="P1">Email- <text:a xlink:type="simple" xlink:href="mailto:sherley21.vizag@gmail.com" text:style-name="Internet_20_link" text:visited-style-name="Visited_20_Internet_20_Link">sherley21.vizag@gmail.com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36:15.856712304</meta:creation-date>
    <dc:date>2024-02-06T10:49:12.865394406</dc:date>
    <meta:editing-duration>PT9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275" meta:character-count="2063" meta:non-whitespace-character-count="1831"/>
  </office:meta>
</office:document-meta>
</file>